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a37" officeooo:paragraph-rsid="000d8a37"/>
    </style:style>
    <style:style style:name="P2" style:family="paragraph" style:parent-style-name="Standard">
      <style:text-properties officeooo:rsid="000f8691" officeooo:paragraph-rsid="000f8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s para leer parte 2 Don Quijote:<text:line-break/></text:p>
      <text:p text:style-name="P2">1-3, 10-15, 22, 23, 62-65 y 74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9:31:03.438209558</meta:creation-date>
    <dc:date>2021-08-18T20:50:48.355547732</dc:date>
    <meta:editing-duration>PT1H9M33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1" meta:paragraph-count="2" meta:word-count="14" meta:character-count="68" meta:non-whitespace-character-count="53"/>
  </office:meta>
</office:document-meta>
</file>